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72pt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58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Zmartwychwstałeś </text:span><text:span text:style-name="T1">Panie,</text:span><text:span text:style-name="T1"><text:line-break/></text:span><text:span text:style-name="T1">Moce zła </text:span><text:span text:style-name="T1">rozbroiłeś na krzyżu</text:span><text:span text:style-name="T1"><text:line-break/></text:span><text:span text:style-name="T1">Śmierć zwyciężona zniknął lęk</text:span><text:span text:style-name="T1"><text:line-break/></text:span><text:span text:style-name="T1">Do Ojca w niebie</text:span><text:span text:style-name="T1"><text:line-break/></text:span><text:span text:style-name="T1">jest otwarta droga</text:span><text:span text:style-name="T1"><text:line-break/></text:span><text:span text:style-name="T1">Bo Twoje słowo wiecznie trwa</text:span><text:span text:style-name="T1"><text:line-break/></text:span><text:span text:style-name="T1">Bo Twoja miłość</text:span><text:span text:style-name="T1"><text:line-break/></text:span><text:span text:style-name="T1">nie ustąpi nigd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4" draw:layer="layout" svg:width="28cm" svg:height="21cm" svg:x="0cm" svg:y="-0.001cm" presentation:class="title" presentation:user-transformed="true">
          <draw:text-box>
            <text:p text:style-name="P1"><text:span text:style-name="T1">Będzie wiecznie,</text:span><text:span text:style-name="T1"><text:line-break/></text:span><text:span text:style-name="T1">wiecznie trwać</text:span><text:span text:style-name="T1"><text:tab/></text:span><text:span text:style-name="T1">/x2</text:span><text:span text:style-name="T1"><text:line-break/></text:span><text:span text:style-name="T1">Na wieki, na wieki</text:span><text:span text:style-name="T1"><text:line-break/></text:span><text:span text:style-name="T1">Mieszkanie w niebie</text:span><text:span text:style-name="T1"><text:line-break/></text:span><text:span text:style-name="T1">szykujesz nam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4" draw:layer="layout" svg:width="28cm" svg:height="21cm" svg:x="0cm" svg:y="0cm" presentation:class="title" presentation:user-transformed="true">
          <draw:text-box>
            <text:p text:style-name="P1"><text:span text:style-name="T1">A my idziemy</text:span><text:span text:style-name="T1"><text:line-break/></text:span><text:span text:style-name="T1">za Twoim krzyżem.</text:span><text:span text:style-name="T1"><text:line-break/></text:span><text:span text:style-name="T1">Ujrzymy Ciebie</text:span><text:span text:style-name="T1"><text:line-break/></text:span><text:span text:style-name="T1">twarzą w twarz</text:span><text:span text:style-name="T1"><text:line-break/></text:span><text:span text:style-name="T1">Płaczu czy lęku</text:span><text:span text:style-name="T1"><text:line-break/></text:span><text:span text:style-name="T1">nigdy tam nie będz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19T17:33:17</meta:creation-date>
    <dc:creator>Rafał Talacha</dc:creator>
    <dc:date>2009-02-01T22:34:09</dc:date>
    <dc:language>pl-PL</dc:language>
    <meta:editing-cycles>9</meta:editing-cycles>
    <meta:editing-duration>PT13M51S</meta:editing-duration>
    <meta:user-defined meta:name="Info 1"/>
    <meta:user-defined meta:name="Info 2"/>
    <meta:user-defined meta:name="Info 3"/>
    <meta:user-defined meta:name="Info 4"/>
    <meta:document-statistic meta:object-count="30"/>
  </office:meta>
</office:document-meta>
</file>